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import type { DiagnosisSession } from '../types/vehicle';</text:p>
      <text:p text:style-name="P1"/>
      <text:p text:style-name="P1">interface HistorySidebarProps {</text:p>
      <text:p text:style-name="P1"><text:s text:c="2"/>sessions: DiagnosisSession[];</text:p>
      <text:p text:style-name="P1"><text:s text:c="2"/>onSelectSession: (session: DiagnosisSession) =&gt; void;</text:p>
      <text:p text:style-name="P1"><text:s text:c="2"/>onNewSession: () =&gt; void;</text:p>
      <text:p text:style-name="P1">}</text:p>
      <text:p text:style-name="P1"/>
      <text:p text:style-name="P1">export function HistorySidebar({ sessions, onSelectSession, onNewSession }: HistorySidebarProps) {</text:p>
      <text:p text:style-name="P1"><text:s text:c="2"/>const formatDate = (date: Date) =&gt; {</text:p>
      <text:p text:style-name="P1"><text:s text:c="4"/>return new Intl.DateTimeFormat('es-AR', {</text:p>
      <text:p text:style-name="P1"><text:s text:c="6"/>day: 'numeric',</text:p>
      <text:p text:style-name="P1"><text:s text:c="6"/>month: 'short',</text:p>
      <text:p text:style-name="P1"><text:s text:c="6"/>hour: '2-digit',</text:p>
      <text:p text:style-name="P1"><text:s text:c="6"/>minute: '2-digit',</text:p>
      <text:p text:style-name="P1"><text:s text:c="4"/>}).format(date);</text:p>
      <text:p text:style-name="P1"><text:s text:c="2"/>};</text:p>
      <text:p text:style-name="P1"/>
      <text:p text:style-name="P1"><text:s text:c="2"/>return (</text:p>
      <text:p text:style-name="P1"><text:s text:c="4"/>&lt;div className="flex flex-col h-full"&gt;</text:p>
      <text:p text:style-name="P1"><text:s text:c="6"/>{/* Header */}</text:p>
      <text:p text:style-name="P1"><text:s text:c="6"/>&lt;div className="p-4 border-b border-slate-200 dark:border-slate-700"&gt;</text:p>
      <text:p text:style-name="P1"><text:s text:c="8"/>&lt;div className="flex items-center gap-3 mb-4"&gt;</text:p>
      <text:p text:style-name="P1"><text:s text:c="10"/>&lt;div className="w-10 h-10 bg-gradient-to-br from-blue-500 to-indigo-600 rounded-xl flex items-center justify-center"&gt;</text:p>
      <text:p text:style-name="P1"><text:s text:c="12"/>&lt;span className="text-white font-bold text-lg"&gt;M&lt;/span&gt;</text:p>
      <text:p text:style-name="P1"><text:s text:c="10"/>&lt;/div&gt;</text:p>
      <text:p text:style-name="P1"><text:s text:c="10"/>&lt;div&gt;</text:p>
      <text:p text:style-name="P1"><text:s text:c="12"/>&lt;h1 className="text-lg font-bold text-slate-900 dark:text-white"&gt;MechaIA&lt;/h1&gt;</text:p>
      <text:p text:style-name="P1"><text:s text:c="12"/>&lt;p className="text-xs text-slate-500 dark:text-slate-400"&gt;Asistente de diagnóstico&lt;/p&gt;</text:p>
      <text:p text:style-name="P1"><text:s text:c="10"/>&lt;/div&gt;</text:p>
      <text:p text:style-name="P1"><text:s text:c="8"/>&lt;/div&gt;</text:p>
      <text:p text:style-name="P1"><text:s text:c="8"/>&lt;button </text:p>
      <text:p text:style-name="P1"><text:s text:c="10"/>onClick={onNewSession}</text:p>
      <text:p text:style-name="P1"><text:s text:c="10"/>className="w-full py-3 bg-gradient-to-r from-blue-600 to-indigo-600 text-white rounded-xl font-medium"</text:p>
      <text:p text:style-name="P1"><text:s text:c="8"/>&gt;</text:p>
      <text:p text:style-name="P1"><text:s text:c="10"/>+ Nuevo Diagnóstico</text:p>
      <text:p text:style-name="P1"><text:s text:c="8"/>&lt;/button&gt;</text:p>
      <text:p text:style-name="P1"><text:s text:c="6"/>&lt;/div&gt;</text:p>
      <text:p text:style-name="P1"/>
      <text:p text:style-name="P1"><text:s text:c="6"/>{/* Sessions List */}</text:p>
      <text:p text:style-name="P1"><text:s text:c="6"/>&lt;div className="flex-1 overflow-y-auto p-3"&gt;</text:p>
      <text:p text:style-name="P1"><text:s text:c="8"/>&lt;div className="flex items-center gap-2 mb-3 px-2"&gt;</text:p>
      <text:p text:style-name="P1"><text:s text:c="10"/>&lt;span className="text-xs font-medium text-slate-500 dark:text-slate-400 uppercase tracking-wide"&gt;</text:p>
      <text:p text:style-name="P1"><text:s text:c="12"/>🕐 Historial</text:p>
      <text:p text:style-name="P1"><text:s text:c="10"/>&lt;/span&gt;</text:p>
      <text:p text:style-name="P1"><text:s text:c="8"/>&lt;/div&gt;</text:p>
      <text:p text:style-name="P1"/>
      <text:p text:style-name="P1"><text:s text:c="8"/>{sessions.length === 0 ? (</text:p>
      <text:p text:style-name="P1"><text:s text:c="10"/>&lt;div className="text-center py-8 px-4"&gt;</text:p>
      <text:p text:style-name="P1"><text:s text:c="12"/>&lt;div className="w-12 h-12 bg-slate-100 dark:bg-slate-700 rounded-full flex items-center justify-center mx-auto mb-3"&gt;</text:p>
      <text:p text:style-name="P1"><text:s text:c="14"/>&lt;span className="text-2xl"&gt;💬&lt;/span&gt;</text:p>
      <text:p text:style-name="P1"><text:s text:c="12"/>&lt;/div&gt;</text:p>
      <text:p text:style-name="P1"><text:s text:c="12"/>&lt;p className="text-sm text-slate-500 dark:text-slate-400"&gt;</text:p>
      <text:p text:style-name="P1"><text:s text:c="14"/>No hay diagnósticos previos</text:p>
      <text:p text:style-name="P1"><text:s text:c="12"/>&lt;/p&gt;</text:p>
      <text:p text:style-name="P1"><text:s text:c="12"/>&lt;p className="text-xs text-slate-400 dark:text-slate-500 mt-1"&gt;</text:p>
      <text:p text:style-name="P1"><text:s text:c="14"/>Comenzá uno nuevo para guardar el historial</text:p>
      <text:p text:style-name="P1"><text:s text:c="12"/>&lt;/p&gt;</text:p>
      <text:p text:style-name="P1"><text:s text:c="10"/>&lt;/div&gt;</text:p>
      <text:p text:style-name="P1"><text:s text:c="8"/>) : (</text:p>
      <text:p text:style-name="P1"><text:s text:c="10"/>&lt;div className="space-y-2"&gt;</text:p>
      <text:p text:style-name="P1"><text:s text:c="12"/>{sessions.map((session) =&gt; (</text:p>
      <text:p text:style-name="P1"><text:s text:c="14"/>&lt;button</text:p>
      <text:p text:style-name="P1"><text:s text:c="16"/>key={session.id}</text:p>
      <text:p text:style-name="P1"><text:s text:c="16"/>onClick={() =&gt; onSelectSession(session)}</text:p>
      <text:p text:style-name="P1"><text:s text:c="16"/>className="w-full text-left p-3 rounded-xl bg-slate-50 dark:bg-slate-700/50 hover:bg-slate-100 dark:hover:bg-slate-700 transition-colors"</text:p>
      <text:p text:style-name="P1"><text:s text:c="14"/>&gt;</text:p>
      <text:p text:style-name="P1"><text:s text:c="16"/>&lt;div className="flex items-start gap-3"&gt;</text:p>
      <text:p text:style-name="P1"><text:s text:c="18"/>&lt;div className="w-8 h-8 bg-blue-100 dark:bg-blue-900/30 rounded-lg flex items-center justify-center flex-shrink-0"&gt;</text:p>
      <text:p text:style-name="P1"><text:s text:c="20"/>&lt;span className="text-blue-600 dark:text-blue-400 text-lg"&gt;🚗&lt;/span&gt;</text:p>
      <text:p text:style-name="P1"><text:s text:c="18"/>&lt;/div&gt;</text:p>
      <text:p text:style-name="P1"><text:s text:c="18"/>&lt;div className="flex-1 min-w-0"&gt;</text:p>
      <text:p text:style-name="P1"><text:s text:c="20"/>&lt;p className="font-medium text-sm text-slate-900 dark:text-white truncate"&gt;</text:p>
      <text:p text:style-name="P1"><text:s text:c="22"/>{session.vehicle.marca} {session.vehicle.modelo}</text:p>
      <text:p text:style-name="P1"><text:s text:c="20"/>&lt;/p&gt;</text:p>
      <text:p text:style-name="P1"><text:s text:c="20"/>&lt;p className="text-xs text-slate-500 dark:text-slate-400"&gt;</text:p>
      <text:p text:style-name="P1"><text:s text:c="22"/>{session.vehicle.patente}</text:p>
      <text:p text:style-name="P1"><text:s text:c="20"/>&lt;/p&gt;</text:p>
      <text:p text:style-name="P1"><text:s text:c="20"/>&lt;p className="text-xs text-slate-400 dark:text-slate-500 mt-1 truncate"&gt;</text:p>
      <text:p text:style-name="P1"><text:s text:c="22"/>{session.vehicle.falla.substring(0, 40)}...</text:p>
      <text:p text:style-name="P1"><text:s text:c="20"/>&lt;/p&gt;</text:p>
      <text:p text:style-name="P1"><text:s text:c="20"/>&lt;p className="text-xs text-slate-400 dark:text-slate-500 mt-1"&gt;</text:p>
      <text:p text:style-name="P1"><text:s text:c="22"/>{formatDate(session.createdAt)}</text:p>
      <text:p text:style-name="P1"><text:s text:c="20"/>&lt;/p&gt;</text:p>
      <text:p text:style-name="P1"><text:s text:c="18"/>&lt;/div&gt;</text:p>
      <text:p text:style-name="P1"><text:s text:c="16"/>&lt;/div&gt;</text:p>
      <text:p text:style-name="P1"><text:s text:c="14"/>&lt;/button&gt;</text:p>
      <text:p text:style-name="P1"><text:s text:c="12"/>))}</text:p>
      <text:p text:style-name="P1"><text:s text:c="10"/>&lt;/div&gt;</text:p>
      <text:p text:style-name="P1"><text:s text:c="8"/>)}</text:p>
      <text:p text:style-name="P1"><text:s text:c="6"/>&lt;/div&gt;</text:p>
      <text:p text:style-name="P1"/>
      <text:p text:style-name="P1"><text:s text:c="6"/>{/* Footer */}</text:p>
      <text:p text:style-name="P1"><text:s text:c="6"/>&lt;div className="p-4 border-t border-slate-200 dark:border-slate-700"&gt;</text:p>
      <text:p text:style-name="P1"><text:s text:c="8"/>&lt;p className="text-xs text-center text-slate-400 dark:text-slate-500"&gt;</text:p>
      <text:p text:style-name="P1"><text:s text:c="10"/>MechaIA v1.0 · Argentina 🇦🇷</text:p>
      <text:p text:style-name="P1"><text:s text:c="8"/>&lt;/p&gt;</text:p>
      <text:p text:style-name="P1"><text:s text:c="6"/>&lt;/div&gt;</text:p>
      <text:p text:style-name="P1"><text:s text:c="4"/>&lt;/div&gt;</text:p>
      <text:p text:style-name="P1"><text:s text:c="2"/>)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685.2</meta:generator>
  </office:meta>
</office:document-meta>
</file>